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text-properties fo:font-size="12.5500001907349pt" style:font-size-asian="11pt" style:font-size-complex="12.5500001907349pt"/>
    </style:style>
    <style:style style:name="P4" style:family="paragraph" style:parent-style-name="Standard">
      <style:text-properties fo:font-size="12.5500001907349pt" officeooo:paragraph-rsid="000a4b51" style:font-size-asian="11pt" style:font-size-complex="12.5500001907349pt"/>
    </style:style>
    <style:style style:name="P5" style:family="paragraph" style:parent-style-name="Standard">
      <style:text-properties fo:font-size="12.5500001907349pt" officeooo:paragraph-rsid="00157a85" style:font-size-asian="11pt" style:font-size-complex="12.550000190734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0a4b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每天培训</text:p>
      <text:p text:style-name="P2">2014/1/13</text:p>
      <text:p text:style-name="P2">培训内容：</text:p>
      <text:p text:style-name="P2">js知识：</text:p>
      <text:p text:style-name="Standard"><text:span text:style-name="T1"><text:s text:c="2"/>数据类型</text:span></text:p>
      <text:p text:style-name="P3"><text:s text:c="2"/>表达式</text:p>
      <text:p text:style-name="P3"><text:s text:c="2"/>控制语句</text:p>
      <text:p text:style-name="P3"><text:s text:c="2"/>函数</text:p>
      <text:p text:style-name="P3"><text:s text:c="2"/>主函数</text:p>
      <text:p text:style-name="P3"><text:s text:c="2"/>异步</text:p>
      <text:p text:style-name="P3">遇到的问题：</text:p>
      <text:p text:style-name="P3">mysql -uroot:以管理员身份进入mysql数据库；（对数据库操作）</text:p>
      <text:p text:style-name="P3">mysql -uroot ecsite(使用ecsite数据)</text:p>
      <text:p text:style-name="P3">mysqldump -uroot ecsite &gt; sql.db(导出ecsite数据库到sql.db文件)</text:p>
      <text:p text:style-name="P3">mysql -uroot myecsite &lt; sql.db (通过sql.db数据文件将sql.db里的数据导入到myecsite数据库里)</text:p>
      <text:p text:style-name="P3">以上两个操作，要注意sql.db文件的位置</text:p>
      <text:p text:style-name="P3"/>
      <text:p text:style-name="P3">grv</text:p>
      <text:p text:style-name="P4">git add moode <text:span text:style-name="T2">git@github.com:Moode/hipandora.git:将git@github.com:Moode/hipandora.git的地址重命名成moode，到时从这个地址里拉代码，直接执行：git pull --rebase moode即可</text:span></text:p>
      <text:p text:style-name="P4"/>
      <text:p text:style-name="P4">git 配置，git 更换版本：配置从matching改为simple</text:p>
      <text:p text:style-name="P4">git config --global push.default matching</text:p>
      <text:p text:style-name="P4">git config --global push.default simple</text:p>
      <text:p text:style-name="P4">select2插件的用法：</text:p>
      <text:p text:style-name="P4">同样的错误不要犯第二次，执行过一次，如果出错了，就不要再执行第二次，没必要在验证一次做的是错的。做什么事之前先考虑一下</text:p>
      <text:p text:style-name="P5">要注意拼写，不要总是出错</text:p>
      <text:p text:style-name="P5"/>
      <text:p text:style-name="P4">现在远程仓库代码更新方式：</text:p>
      <text:p text:style-name="P4">git pull --rebase moode develop</text:p>
      <text:p text:style-name="P4">git push</text:p>
      <text:p text:style-name="P4">js css文件引入位置</text:p>
      <text:p text:style-name="P4"/>
      <text:p text:style-name="P4">苹果系统快捷键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y </meta:initial-creator>
    <meta:creation-date>2014-01-13T09:37:43.743577004</meta:creation-date>
    <dc:date>2014-01-13T22:14:26.518627782</dc:date>
    <dc:creator>lyy </dc:creator>
    <meta:editing-duration>PT12H33M43S</meta:editing-duration>
    <meta:editing-cycles>22</meta:editing-cycles>
    <meta:generator>LibreOffice/4.1.3.2$Linux_X86_64 LibreOffice_project/410m0$Build-2</meta:generator>
    <meta:document-statistic meta:table-count="0" meta:image-count="0" meta:object-count="0" meta:page-count="1" meta:paragraph-count="29" meta:word-count="313" meta:character-count="686" meta:non-whitespace-character-count="640"/>
  </office:meta>
</office:document-meta>
</file>